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Task.setProcessorOptions( String processor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ask.setCompileByExtension( boolean compileBy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ask.setNocompile( boolean nocomp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ask.setSrcExtensions( String srcEx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ask.execute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AptTask.setFactory( String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ask.setGendir( File ge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ask.scanDir( File srcDir , File destDir , String [ ] files , String 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ptTask.setFactorypath( String fac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